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B3100000D5500000D558D107736354BF6CC.svg" manifest:media-type="image/svg+xml"/>
  <manifest:file-entry manifest:full-path="Pictures/10000B3100000D5500000D55ED50C892BD39CE64.svg" manifest:media-type="image/svg+xml"/>
  <manifest:file-entry manifest:full-path="Pictures/10001239000004F6000004F601E6A3CE3F22F62D.svg" manifest:media-type="image/svg+xml"/>
  <manifest:file-entry manifest:full-path="Pictures/10000201000000300000003070A171C461D8110A.png" manifest:media-type="image/png"/>
  <manifest:file-entry manifest:full-path="Pictures/100002010000003000000030F4E56A6ACB8FF1C7.png" manifest:media-type="image/png"/>
  <manifest:file-entry manifest:full-path="Pictures/100002010000008100000081985D733CD4570692.png" manifest:media-type="image/png"/>
  <manifest:file-entry manifest:full-path="Pictures/10001239000004F6000004F6AB59A685DBBF3EA3.svg" manifest:media-type="image/svg+xml"/>
  <manifest:file-entry manifest:full-path="Pictures/1000020100000081000000813273A7FD9D0950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nux Libertine G" svg:font-family="'Linux Libertine G'" style:font-pitch="variable"/>
    <style:font-face style:name="Miriam Libre" svg:font-family="'Miriam Libr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cm" svg:stroke-color="#999999" draw:marker-start-width="0.425cm" draw:marker-end-width="0.425cm" draw:fill="solid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style:font-name="Arial Black" fo:font-size="24pt"/>
    </style:style>
    <style:style style:name="P4" style:family="paragraph">
      <loext:graphic-properties draw:fill="none" draw:fill-color="#ffffff"/>
      <style:paragraph-properties fo:text-align="center"/>
      <style:text-properties style:font-name="Arial Black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3.05cm" svg:height="3.05cm" svg:x="11cm" svg:y="6.75cm">
          <draw:image xlink:href="Pictures/10001239000004F6000004F601E6A3CE3F22F62D.svg" xlink:type="simple" xlink:show="embed" xlink:actuate="onLoad" loext:mime-type="image/svg+xml">
            <text:p/>
          </draw:image>
          <draw:image xlink:href="Pictures/100002010000003000000030F4E56A6ACB8FF1C7.png" xlink:type="simple" xlink:show="embed" xlink:actuate="onLoad" loext:mime-type="image/png"/>
        </draw:frame>
        <draw:frame draw:style-name="gr1" draw:text-style-name="P1" draw:layer="layout" svg:width="2.038cm" svg:height="2.038cm" svg:x="6.562cm" svg:y="10.162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985D733CD4570692.png" xlink:type="simple" xlink:show="embed" xlink:actuate="onLoad" loext:mime-type="image/png"/>
        </draw:frame>
        <draw:frame draw:style-name="gr1" draw:text-style-name="P1" draw:layer="layout" svg:width="3.05cm" svg:height="3.05cm" svg:x="5cm" svg:y="6.75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70A171C461D8110A.png" xlink:type="simple" xlink:show="embed" xlink:actuate="onLoad" loext:mime-type="image/png"/>
        </draw:frame>
        <draw:polyline draw:style-name="gr2" draw:text-style-name="P2" draw:layer="layout" svg:width="1.799cm" svg:height="1.499cm" draw:transform="rotate (-1.5707963267949) translate (6.9cm 9.5cm)" svg:viewBox="0 0 1800 1500" draw:points="0,1500 1800,1500 1800,0">
          <text:p/>
        </draw:polyline>
        <draw:frame draw:style-name="gr1" draw:text-style-name="P1" draw:layer="layout" svg:width="2.038cm" svg:height="2.038cm" svg:x="12.562cm" svg:y="10.162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985D733CD4570692.png" xlink:type="simple" xlink:show="embed" xlink:actuate="onLoad" loext:mime-type="image/png"/>
        </draw:frame>
        <draw:polyline draw:style-name="gr2" draw:text-style-name="P2" draw:layer="layout" svg:width="1.799cm" svg:height="1.499cm" draw:transform="rotate (-1.5707963267949) translate (12.9cm 9.5cm)" svg:viewBox="0 0 1800 1500" draw:points="0,1500 1800,1500 1800,0">
          <text:p/>
        </draw:polyline>
        <draw:frame draw:style-name="gr1" draw:text-style-name="P1" draw:layer="layout" svg:width="2.04cm" svg:height="2.04cm" svg:x="12.56cm" svg:y="12.3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3273A7FD9D095094.png" xlink:type="simple" xlink:show="embed" xlink:actuate="onLoad" loext:mime-type="image/png"/>
        </draw:frame>
        <draw:polyline draw:style-name="gr2" draw:text-style-name="P2" draw:layer="layout" svg:width="2.099cm" svg:height="1.499cm" draw:transform="rotate (-1.5707963267949) translate (12.9cm 11.3cm)" svg:viewBox="0 0 2100 1500" draw:points="0,1500 2100,1500 2100,0">
          <text:p/>
        </draw:polyline>
        <draw:frame draw:style-name="gr3" draw:text-style-name="P4" draw:layer="layout" svg:width="3.6cm" svg:height="1.445cm" svg:x="4.8cm" svg:y="5.3cm">
          <draw:text-box>
            <text:p text:style-name="P3">8:00</text:p>
          </draw:text-box>
        </draw:frame>
        <draw:frame draw:style-name="gr3" draw:text-style-name="P4" draw:layer="layout" svg:width="3.6cm" svg:height="1.445cm" svg:x="10.7cm" svg:y="5.3cm">
          <draw:text-box>
            <text:p text:style-name="P3">9:0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nux Libertine G" svg:font-family="'Linux Libertine G'" style:font-pitch="variable"/>
    <style:font-face style:name="Miriam Libre" svg:font-family="'Miriam Libr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stroke-dash="Dashed_20__28_var_29__20_4" draw:fill="none" draw:fill-gradient-name="Gradient_20_1" draw:fill-hatch-name="Hatching_20_91" draw:fill-image-name="Bitmap_20_1"/>
      <style:text-properties fo:background-color="#ffbf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0T09:21:05.595000000</meta:creation-date>
    <meta:generator>LibreOffice/6.3.4.2$Windows_X86_64 LibreOffice_project/60da17e045e08f1793c57c00ba83cdfce946d0aa</meta:generator>
    <dc:date>2020-02-22T12:04:50.293000000</dc:date>
    <meta:editing-duration>PT36M21S</meta:editing-duration>
    <meta:editing-cycles>5</meta:editing-cycles>
    <meta:document-statistic meta:object-count="10"/>
  </office:meta>
</office:document-meta>
</file>